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d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dCommandImpl.execute( String s , PrintStream out , PrintStream er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d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dCommandImpl.get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d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dCommandImpl.setBaseURL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dCommandImpl.Cd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